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487b3"/>
    </style:style>
    <style:style style:name="P5" style:family="paragraph" style:parent-style-name="Standard" style:list-style-name="L2"/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paragraph-rsid="0009a506" style:font-size-asian="16pt" style:font-weight-asian="bold" style:font-size-complex="16pt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eeeeee"/>
      <style:text-properties fo:font-weight="bold" style:font-weight-asian="bold" style:font-weight-complex="bold"/>
    </style:style>
    <style:style style:name="P11" style:family="paragraph">
      <loext:graphic-properties draw:fill-color="#eeeeee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487b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8.546cm" fo:min-width="15.1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eeeee" draw:textarea-horizontal-align="justify" draw:textarea-vertical-align="middle" draw:auto-grow-height="false" fo:min-height="1.741cm" fo:min-width="3.4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eeeeee" draw:textarea-horizontal-align="justify" draw:textarea-vertical-align="middle" draw:auto-grow-height="false" fo:min-height="0.954cm" fo:min-width="2.9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eeeeee" draw:textarea-horizontal-align="justify" draw:textarea-vertical-align="middle" draw:auto-grow-height="false" fo:min-height="1.161cm" fo:min-width="2.0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eeeeee" draw:textarea-horizontal-align="justify" draw:textarea-vertical-align="middle" draw:auto-grow-height="false" fo:min-height="1.08cm" fo:min-width="1.8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0.639cm" fo:min-width="0.6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Caso de Uso: <text:span text:style-name="T2">Procesamiento de Tle</text:span></text:p>
      <text:p text:style-name="P1"/>
      <text:p text:style-name="P1"><draw:custom-shape text:anchor-type="paragraph" draw:z-index="0" draw:name="Forma1" draw:style-name="gr1" draw:text-style-name="P8" svg:width="15.108cm" svg:height="8.547cm" svg:x="0.677cm" svg:y="0.261cm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3" draw:name="Forma4" draw:style-name="gr4" draw:text-style-name="P13" svg:width="2.858cm" svg:height="1.641cm" svg:x="11.631cm" svg:y="0.139cm"><text:p text:style-name="P12"><text:span text:style-name="T4">SOLICITAR </text:span></text:p><text:p text:style-name="P12"><text:span text:style-name="T4"><text:s text:c="2"/></text:span><text:span text:style-name="T4">A NORA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2" draw:name="Forma11" draw:style-name="gr7" draw:text-style-name="P14" svg:x1="11.128cm" svg:y1="1.129cm" svg:x2="11.631cm" svg:y2="0.626cm"><text:p/></draw:line></text:p>
      <text:p text:style-name="P1"><draw:custom-shape text:anchor-type="paragraph" draw:z-index="2" draw:name="Forma3" draw:style-name="gr3" draw:text-style-name="P11" svg:width="4.128cm" svg:height="1.35cm" svg:x="7.16cm" svg:y="0.055cm"><text:p>CARGAR DATO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4" draw:name="Forma4" draw:style-name="gr5" draw:text-style-name="P13" svg:width="2.673cm" svg:height="1.525cm" svg:x="11.843cm" svg:y="0.288cm"><text:p text:style-name="P14"><text:span text:style-name="T4">BUSCAR EN </text:span></text:p><text:p text:style-name="P14"><text:span text:style-name="T4"><text:s/></text:span><text:span text:style-name="T4">EL EQUIP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Forma10" draw:style-name="gr7" draw:text-style-name="P14" svg:x1="6.022cm" svg:y1="1.018cm" svg:x2="7.16cm" svg:y2="0.277cm"><text:p/></draw:line><draw:line text:anchor-type="paragraph" draw:z-index="13" draw:name="Forma12" draw:style-name="gr7" draw:text-style-name="P14" svg:x1="11.049cm" svg:y1="0.409cm" svg:x2="11.843cm" svg:y2="0.885cm"><text:p/></draw:line></text:p>
      <text:p text:style-name="P1"><draw:custom-shape text:anchor-type="paragraph" draw:z-index="1" draw:name="Forma2" draw:style-name="gr2" draw:text-style-name="P10" svg:width="4.896cm" svg:height="2.461cm" svg:x="3.508cm" svg:y="0.367cm"><text:p text:style-name="P9"><text:span text:style-name="T3">PROCESA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><draw:line text:anchor-type="paragraph" draw:z-index="14" draw:name="Forma13" draw:style-name="gr7" draw:text-style-name="P14" svg:x1="2.477cm" svg:y1="0.795cm" svg:x2="3.906cm" svg:y2="0.372cm"><text:p/></draw:line></text:p>
      <text:p text:style-name="P1"><draw:custom-shape text:anchor-type="paragraph" draw:z-index="5" draw:name="Forma5" draw:style-name="gr6" draw:text-style-name="P15" svg:width="0.9cm" svg:height="0.9cm" svg:x="1.789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6" draw:name="Forma6" draw:style-name="gr7" draw:text-style-name="P14" svg:x1="2.212cm" svg:y1="0.102cm" svg:x2="2.159cm" svg:y2="1.372cm"><text:p/></draw:line></text:p>
      <text:p text:style-name="P1"><draw:line text:anchor-type="paragraph" draw:z-index="9" draw:name="Forma9" draw:style-name="gr7" draw:text-style-name="P14" svg:x1="2.212cm" svg:y1="0.034cm" svg:x2="2.53cm" svg:y2="0.404cm"><text:p/></draw:line><draw:line text:anchor-type="paragraph" draw:z-index="10" draw:name="Forma9" draw:style-name="gr7" draw:text-style-name="P14" svg:x1="2.159cm" svg:y1="0.034cm" svg:x2="1.762cm" svg:y2="0.219cm"><text:p/></draw:line></text:p>
      <text:p text:style-name="P1"><draw:line text:anchor-type="paragraph" draw:z-index="7" draw:name="Forma7" draw:style-name="gr7" draw:text-style-name="P14" svg:x1="2.159cm" svg:y1="0.071cm" svg:x2="2.503cm" svg:y2="0.68cm"><text:p/></draw:line><draw:line text:anchor-type="paragraph" draw:z-index="8" draw:name="Forma8" draw:style-name="gr7" draw:text-style-name="P14" svg:x1="2.159cm" svg:y1="0.071cm" svg:x2="1.683cm" svg:y2="0.574cm"><text:p/></draw:line></text:p>
      <text:p text:style-name="P1"/>
      <text:p text:style-name="P1"/>
      <text:p text:style-name="Standard"/>
      <text:p text:style-name="P2">Descripción:</text:p>
      <text:p text:style-name="Standard">El módulo <text:span text:style-name="T2">procesa un set de TLEs con el método de Pair-Wise (Osweiler)</text:span></text:p>
      <text:p text:style-name="Standard"/>
      <text:p text:style-name="P2">Flujo de Eventos:</text:p>
      <text:list xml:id="list7841876083371164734" text:style-name="L1">
        <text:list-item>
          <text:p text:style-name="P4">El sistema <text:span text:style-name="T2">ofrece cargar los datos según dos opciones: </text:span></text:p>
          <text:list>
            <text:list-item>
              <text:p text:style-name="P4"><text:span text:style-name="T2">Descargarlos desde NORAD.</text:span></text:p>
            </text:list-item>
            <text:list-item>
              <text:p text:style-name="P4"><text:span text:style-name="T2">Cargarlos desde el Equipo. </text:span></text:p>
            </text:list-item>
          </text:list>
        </text:list-item>
        <text:list-item>
          <text:p text:style-name="P3">El sistema <text:span text:style-name="T2">procesa los datos.</text:span></text:p>
        </text:list-item>
        <text:list-item>
          <text:p text:style-name="P3">El sistema <text:span text:style-name="T2">muestra la Matriz de Covarianza Resultante y el Gráfico del Ajuste.</text:span></text:p>
          <text:p text:style-name="P3"/>
        </text:list-item>
      </text:list>
      <text:p text:style-name="P2">Flujo Alternativo:</text:p>
      <text:p text:style-name="Standard"/>
      <text:p text:style-name="P2">Precondición:</text:p>
      <text:p text:style-name="Standard"/>
      <text:p text:style-name="Standard"/>
      <text:p text:style-name="P2">Postcondición: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5:19:07</meta:creation-date>
    <dc:date>2017-03-01T13:43:36.203506071</dc:date>
    <meta:editing-duration>PT2H8M35S</meta:editing-duration>
    <meta:editing-cycles>3</meta:editing-cycles>
    <meta:generator>LibreOffice/5.1.1.2$Linux_X86_64 LibreOffice_project/10m0$Build-2</meta:generator>
    <meta:document-statistic meta:table-count="0" meta:image-count="0" meta:object-count="0" meta:page-count="1" meta:paragraph-count="12" meta:word-count="66" meta:character-count="399" meta:non-whitespace-character-count="348"/>
  </office:meta>
</office:document-meta>
</file>